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FB000001CD29F7A152E66B2DA6.gif" manifest:media-type="image/gif"/>
  <manifest:file-entry manifest:full-path="Pictures/1000000000000384000000C2CA0ED0D6BAA67F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0efcb3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0efc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efcb3"/>
    </style:style>
    <style:style style:name="MT1" style:family="text">
      <style:text-properties officeooo:rsid="000efc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0.9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n2" text:anchor-type="paragraph" svg:x="9.483cm" svg:y="0cm" svg:width="2.639cm" svg:height="0.57cm" draw:z-index="1"><draw:image xlink:href="Pictures/1000000000000384000000C2CA0ED0D6BAA67FA9.jpg" xlink:type="simple" xlink:show="embed" xlink:actuate="onLoad" loext:mime-type="image/jpeg"/></draw:frame><draw:frame draw:style-name="Mfr1" draw:name="Imagen3" text:anchor-type="paragraph" svg:x="12.959cm" svg:y="-0.079cm" svg:width="0.834cm" svg:height="0.758cm" draw:z-index="0"><draw:image xlink:href="Pictures/10000000000001FB000001CD29F7A152E66B2DA6.gif" xlink:type="simple" xlink:show="embed" xlink:actuate="onLoad" loext:mime-type="image/gif"/></draw:frame><text:span text:style-name="MT1">Pagina <text:s/></text:span><text:page-number text:select-page="current">1</text:page-number><text:s/><text:span text:style-name="MT1"><text:s text:c="3"/>Juan_Maria_Morera , Analista de Datos <text:s text:c="3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1:03:51.210577926</meta:creation-date>
    <dc:date>2021-06-02T11:31:54.467399707</dc:date>
    <meta:editing-duration>PT20M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7" meta:character-count="84" meta:non-whitespace-character-count="40"/>
  </office:meta>
</office:document-meta>
</file>